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ackground-color="#ccccff" style:text-align-source="fix" style:repeat-content="false" fo:border="0.002cm solid #000000"/>
      <style:paragraph-properties fo:text-align="end" fo:margin-left="0cm"/>
      <style:text-properties fo:color="#ff0000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7"/>
        <table:table-column table:style-name="co5" table:default-cell-style-name="ce9"/>
        <table:table-column table:style-name="co6" table:default-cell-style-name="ce9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8" office:value-type="string">
            <text:p>Horas estimadas</text:p>
          </table:table-cell>
          <table:table-cell table:style-name="ce8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7">
            <text:p>2012-08-17</text:p>
          </table:table-cell>
          <table:table-cell office:value-type="string">
            <text:p>20 min</text:p>
          </table:table-cell>
          <table:table-cell office:value-type="string">
            <text:p>30 min</text:p>
          </table:table-cell>
        </table:table-row>
        <table:table-row table:style-name="ro2">
          <table:table-cell office:value-type="string">
            <text:p>Crear una cuenta GitHub</text:p>
          </table:table-cell>
          <table:table-cell office:value-type="date" office:date-value="2012-08-17">
            <text:p>2012-08-17</text:p>
          </table:table-cell>
          <table:table-cell office:value-type="string">
            <text:p>8 min</text:p>
          </table:table-cell>
          <table:table-cell office:value-type="string">
            <text:p>5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17">
            <text:p>2012-08-17</text:p>
          </table:table-cell>
          <table:table-cell office:value-type="string">
            <text:p>45 min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Crear repositorio GitHub y agregar log de tareas</text:p>
          </table:table-cell>
          <table:table-cell office:value-type="date" office:date-value="2012-08-17">
            <text:p>2012-08-17</text:p>
          </table:table-cell>
          <table:table-cell office:value-type="string">
            <text:p>5 min</text:p>
          </table:table-cell>
          <table:table-cell office:value-type="string">
            <text:p>10 min</text:p>
          </table:table-cell>
        </table:table-row>
        <table:table-row table:style-name="ro2">
          <table:table-cell office:value-type="string">
            <text:p>Leer el articulo “No silver bullet” de Fred Brooks</text:p>
          </table:table-cell>
          <table:table-cell office:value-type="date" office:date-value="2012-08-26">
            <text:p>2012-08-26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rear un documento donde se indica el significado de “no silver bullet”</text:p>
          </table:table-cell>
          <table:table-cell office:value-type="date" office:date-value="2012-08-26">
            <text:p>2012-08-26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2">
          <table:table-cell table:style-name="ce3" office:value-type="string">
            <text:p>Investigar quienes son las personas mencionadas en clase</text:p>
          </table:table-cell>
          <table:table-cell office:value-type="date" office:date-value="2012-08-24">
            <text:p>2012-08-24</text:p>
          </table:table-cell>
          <table:table-cell table:style-name="ce10" office:value-type="string">
            <text:p>30 min</text:p>
          </table:table-cell>
          <table:table-cell table:style-name="ce10" office:value-type="string">
            <text:p>45 min</text:p>
          </table:table-cell>
        </table:table-row>
        <table:table-row table:style-name="ro2">
          <table:table-cell office:value-type="string">
            <text:p>Mirar tres capitulos de IT Crowd</text:p>
          </table:table-cell>
          <table:table-cell office:value-type="date" office:date-value="2012-08-25">
            <text:p>2012-08-25</text:p>
          </table:table-cell>
          <table:table-cell office:value-type="string">
            <text:p>70 min</text:p>
          </table:table-cell>
          <table:table-cell office:value-type="string">
            <text:p>72 min</text:p>
          </table:table-cell>
        </table:table-row>
        <table:table-row table:style-name="ro2">
          <table:table-cell table:style-name="ce4" office:value-type="string">
            <text:p>Leer el articulo “Software Engineering: Missing in Action” de David Lorge Parn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60 min</text:p>
          </table:table-cell>
          <table:table-cell office:value-type="string">
            <text:p>43 min</text:p>
          </table:table-cell>
        </table:table-row>
        <table:table-row table:style-name="ro2">
          <table:table-cell table:style-name="ce4" office:value-type="string">
            <text:p>Crear un documento que responda a las preguntas indicadas</text:p>
          </table:table-cell>
          <table:table-cell office:value-type="date" office:date-value="2012-09-01">
            <text:p>2012-09-01</text:p>
          </table:table-cell>
          <table:table-cell table:style-name="ce11" office:value-type="string">
            <text:p>25 min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4" office:value-type="string">
            <text:p>Hacer andar los tests de Ruby</text:p>
          </table:table-cell>
          <table:table-cell office:value-type="date" office:date-value="2012-09-05">
            <text:p>2012-09-05</text:p>
          </table:table-cell>
          <table:table-cell table:style-name="ce11" office:value-type="string">
            <text:p>30 min</text:p>
          </table:table-cell>
          <table:table-cell office:value-type="string">
            <text:p>15 min</text:p>
          </table:table-cell>
        </table:table-row>
        <table:table-row table:style-name="ro2">
          <table:table-cell office:value-type="string">
            <text:p>Leer el articulo “Crunching Knowledge” y responder las preguntas</text:p>
          </table:table-cell>
          <table:table-cell office:value-type="date" office:date-value="2012-09-09">
            <text:p>2012-09-09</text:p>
          </table:table-cell>
          <table:table-cell office:value-type="string">
            <text:p>60 min</text:p>
          </table:table-cell>
          <table:table-cell office:value-type="string">
            <text:p>95 min</text:p>
          </table:table-cell>
        </table:table-row>
        <table:table-row table:style-name="ro2">
          <table:table-cell office:value-type="string">
            <text:p>Leer el articulo “Analisis-Estimacion-y-Planificacion-Agil” y responder preguntas</text:p>
          </table:table-cell>
          <table:table-cell office:value-type="date" office:date-value="2012-09-15">
            <text:p>2012-09-15</text:p>
          </table:table-cell>
          <table:table-cell office:value-type="string">
            <text:p>90 min</text:p>
          </table:table-cell>
          <table:table-cell office:value-type="string">
            <text:p>78 min</text:p>
          </table:table-cell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style-name="ce5"/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7">17/09/2012</text:date>, <text:time>02:39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17T02:39:32.54</dc:date>
    <meta:editing-duration>PT9H51M18S</meta:editing-duration>
    <meta:editing-cycles>52</meta:editing-cycles>
    <meta:generator>OpenOffice.org/3.4$Win32 OpenOffice.org_project/340m1$Build-9590</meta:generator>
    <dc:creator>Alejandro Merlo</dc:creator>
    <meta:document-statistic meta:table-count="3" meta:cell-count="56" meta:object-count="0"/>
  </office:meta>
</office:document-meta>
</file>